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modern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ＭＳ ゴシック" svg:font-family="ＭＳ ゴシック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  <style:text-properties style:font-name="Arial" fo:font-size="13pt" style:font-size-asian="13pt" style:font-size-complex="13pt"/>
    </style:style>
    <style:style style:name="P2" style:parent-style-name="Standard" style:family="paragraph">
      <style:paragraph-properties fo:line-height="150%"/>
      <style:text-properties style:font-name="Arial" fo:font-size="13pt" style:font-size-asian="13pt" style:font-size-complex="13pt"/>
    </style:style>
    <style:style style:name="P3" style:parent-style-name="Standard" style:family="paragraph">
      <style:paragraph-properties fo:line-height="150%"/>
      <style:text-properties style:font-name="Arial" fo:font-size="13pt" style:font-size-asian="13pt" style:font-size-complex="13pt"/>
    </style:style>
    <style:style style:name="P4" style:parent-style-name="Standard" style:family="paragraph">
      <style:paragraph-properties fo:line-height="150%"/>
      <style:text-properties style:font-name="Arial" fo:font-size="13pt" style:font-size-asian="13pt" style:font-size-complex="13pt"/>
    </style:style>
    <style:style style:name="P5" style:parent-style-name="Standard" style:family="paragraph">
      <style:paragraph-properties fo:line-height="150%"/>
      <style:text-properties style:font-name="Arial" fo:font-size="13pt" style:font-size-asian="13pt" style:font-size-complex="13pt"/>
    </style:style>
    <style:style style:name="P6" style:parent-style-name="Standard" style:family="paragraph">
      <style:paragraph-properties fo:line-height="150%"/>
      <style:text-properties style:font-name="Arial" fo:font-size="13pt" style:font-size-asian="13pt" style:font-size-complex="13pt"/>
    </style:style>
    <style:style style:name="P7" style:parent-style-name="Standard" style:family="paragraph">
      <style:paragraph-properties fo:line-height="150%"/>
      <style:text-properties style:font-name="Arial" fo:font-size="13pt" style:font-size-asian="13pt" style:font-size-complex="13pt"/>
    </style:style>
    <style:style style:name="P8" style:parent-style-name="Standard" style:family="paragraph">
      <style:paragraph-properties fo:line-height="150%"/>
      <style:text-properties style:font-name="Arial" fo:font-size="13pt" style:font-size-asian="13pt" style:font-size-complex="13pt"/>
    </style:style>
    <style:style style:name="P9" style:parent-style-name="Standard" style:family="paragraph">
      <style:paragraph-properties fo:line-height="150%"/>
      <style:text-properties style:font-name="Arial" fo:font-size="13pt" style:font-size-asian="13pt" style:font-size-complex="13pt"/>
    </style:style>
    <style:style style:name="P10" style:parent-style-name="Standard" style:family="paragraph">
      <style:paragraph-properties fo:line-height="150%"/>
      <style:text-properties style:font-name="Arial" fo:font-size="13pt" style:font-size-asian="13pt" style:font-size-complex="13pt"/>
    </style:style>
    <style:style style:name="P11" style:parent-style-name="Standard" style:family="paragraph">
      <style:paragraph-properties fo:line-height="150%"/>
      <style:text-properties style:font-name="Arial" fo:font-size="13pt" style:font-size-asian="13pt" style:font-size-complex="13pt"/>
    </style:style>
    <style:style style:name="P12" style:parent-style-name="Standard" style:family="paragraph">
      <style:paragraph-properties fo:line-height="150%"/>
      <style:text-properties style:font-name="Arial" fo:font-size="13pt" style:font-size-asian="13pt" style:font-size-complex="13pt"/>
    </style:style>
    <style:style style:name="P13" style:parent-style-name="Standard" style:family="paragraph">
      <style:paragraph-properties fo:line-height="150%"/>
      <style:text-properties style:font-name="Arial" fo:font-size="13pt" style:font-size-asian="13pt" style:font-size-complex="13pt"/>
    </style:style>
    <style:style style:name="P14" style:parent-style-name="Standard" style:family="paragraph">
      <style:paragraph-properties fo:line-height="150%"/>
      <style:text-properties style:font-name="Arial" fo:font-size="13pt" style:font-size-asian="13pt" style:font-size-complex="13pt"/>
    </style:style>
    <style:style style:name="P15" style:parent-style-name="Standard" style:family="paragraph">
      <style:paragraph-properties fo:line-height="150%"/>
      <style:text-properties style:font-name="Arial" fo:font-size="13pt" style:font-size-asian="13pt" style:font-size-complex="13pt"/>
    </style:style>
    <style:style style:name="P16" style:parent-style-name="Standard" style:family="paragraph">
      <style:paragraph-properties fo:line-height="150%"/>
      <style:text-properties style:font-name="Arial" fo:font-size="13pt" style:font-size-asian="13pt" style:font-size-complex="13pt"/>
    </style:style>
  </office:automatic-styles>
  <office:body>
    <office:text text:use-soft-page-breaks="true">
      <text:p text:style-name="P1">Evento casa 2 – Sorte! O mago do grupo, com seu vasto conhecimento de magia, lançou um encanto de ventos nos mercenários, transformando os seus pesados equipamentos em tão leves quanto<text:s/>penas. Seu grupo avançou para a casa 5.</text:p>
      <text:p text:style-name="P2"/>
      <text:p text:style-name="P3">Evento casa 3 – Karma –<text:s/>“Durante sua jornada, o bando encontrou um viajante sendo atacado por um grupo de goblins que fizeram dos arredores da floresta o seu território. O grupo imediatamente os desafia, e após conquistar vitória, são recompensados pelo viajante com poções de energia que os permitem continuar sua jornada durante noite e dia!”<text:s/>O jogador<text:s/>pode rodar um dado adicional de 3 lados.</text:p>
      <text:p text:style-name="P4"/>
      <text:p text:style-name="P5">Evento casa 7 – Segurem suas moedas!<text:s/>“O bando foi subitamente atacado por famosos saqueadores vindos do norte, de um reino vizinho. Apesar de serem habilmente capazes de se defenderem e conquistarem vitória, o paladino sofreu uma laceração na perna. O clérigo, após realizar os primeiros socorros e fechar a ferida, relata ao resto<text:s/>do bando que o paladino só poderá se mover no próximo dia. O bando, sem outra escolha, decide fazer uma pausa de um dia.”<text:s/>O jogador<text:s/>não irá se mover por 1 turno.</text:p>
      <text:p text:style-name="P6"/>
      <text:p text:style-name="P7">Evento casa 10 – Abracadabra, mas não do jeito esperado. –<text:s/>“Os trolls do pântano se provaram tão temíveis quanto as histórias contadas por veteranos que sobreviveram ao encontro. Em uma fervente batalha que seria cantada por bardos, o Mago decide utilizar uma de suas magias proibidas, extremamente poderosa mas instável. O resultado não poderia ter sido previsto por nenhum profeta: Os trolls foram dizimados, mas a área foi envolta em um distúrbio mágico e o grupo, no olho da tempestade, subitamente se deparam com uma vista bem diferente. O que diabos aconteceu?”<text:s/>Os<text:s/>jogadores<text:s/>trocam de posição pelo resultado de uma magia de<text:s/>teletransporte<text:s/>inesperada.</text:p>
      <text:p text:style-name="P8"/>
      <text:p text:style-name="P9">Evento casa 12 – Corram para as colinas!<text:s/>“O bando se depara com uma vista assustadora: Um vilarejo em chamas, destruído, e várias marcas de uma batalha se mostram aparentes ao seu redor. O que poderia ter acontecido? A resposta se<text:s/><text:soft-page-break/>mostrou rapidamente, e não eram boas notícias. Os altos sons de tambores e o tremer da terra alertam o bando, que imediatamente decidem bater em retirada. Um pequeno grupo de mercenários não possui chance contra a invasão de um exército de orcs.”<text:s/>O jogador<text:s/>retrocede uma casa.</text:p>
      <text:p text:style-name="P10"/>
      <text:p text:style-name="P11">Evento casa 15 – Rock or Roll –<text:s/>“Uma passagem estreita, com um íngreme desfiladeiro aos lados. No fim da passagem existe um portão de pedra maciço firmemente fechado, bloqueando o avanço do bando. No centro do portão existe a face de um leão que, para a surpresa de todos, diz: “Aventureiros, se desejam passar por este caminho, cante-me uma canção que acalme minha fúria. Caso contrário este portão jamais se abrirá.” Ao grupo só lhe restam duas opções: cantar e abrir os portões, ou encontrar um caminho alternativo que irá desvia-los do objetivo, consumindo tempo precioso. Qual a sua escolha?”<text:s/>Jogador, cante um trecho de uma canção ou volte duas casas.</text:p>
      <text:p text:style-name="P12"/>
      <text:p text:style-name="P13">Evento casa 19 – O começo do Fim, o Fim do Começo –<text:s/>“Finalmente, o grupo se encontra aos pés da temida Montanha Sombria. O bando se prepara para a luta final de sua jornada, e a mais perigosa. Porém, tal luta nunca veio a acontecer. Do topo da montanha, um rugido ensurdecedor, tremendo terra e céu, atordoa o bando que foi pego de surpresa. O dragão tinha percebido sua invasão e agiu de acordo. Após o rugido, grandes rochas rolam montanha abaixo, um deslizamento havia sido causado. Ao bando não restava escolhas a não ser orar aos deuses. O paladino, fiel em seu fervor ao divino, teve sua prece atendida. Antes de serem esmagados por rochas, o bando foi subitamente envolto em luzes, recobrando seus sentidos de volta no templo da capital, são e salvos, mas sua longa jornada tinha sido em vão.” O jogador volta à primeira casa.</text:p>
      <text:p text:style-name="P14"/>
      <text:p text:style-name="P15">Evento casa 20 – “Raios intermináveis, rios de lava, gigantes colunas de fogo e enormes estalactites de gelo. No meio do caos, o bando se encontra em uma luta épica contra Botegilr, usando a última de suas forças para lutar contra o terrível dragão. Finalmente uma chance se apresenta, e o Guerreiro não hesitou por um momento. Em um grande arco, a sua espada penetra as duras escamas do dragão,<text:s/><text:soft-page-break/>acertando um golpe certeiro em seu coração. Soltando um último rugido, o dragão, agora caído, encontrou o seu fim. O bando retorna à capital e são recebidos como heróis, sua história sendo contada em lendas por muitas gerações a vir.” Parabéns jogador, você derrotou o dragão e obteve a vitória!</text:p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modern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ＭＳ ゴシック" svg:font-family="ＭＳ ゴシック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ya</meta:initial-creator>
    <dc:creator>Aya</dc:creator>
    <meta:creation-date>2024-07-20T16:20:00Z</meta:creation-date>
    <dc:date>2024-07-22T19:02:00Z</dc:date>
    <meta:template xlink:href="Normal.dotm" xlink:type="simple"/>
    <meta:editing-cycles>1</meta:editing-cycles>
    <meta:editing-duration>PT6420S</meta:editing-duration>
    <meta:document-statistic meta:page-count="3" meta:paragraph-count="8" meta:word-count="698" meta:character-count="4464" meta:row-count="31" meta:non-whitespace-character-count="3774"/>
  </office:meta>
</office:document-meta>
</file>